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Helvetica Neue" svg:font-family="'Helvetica Neue', Helvetica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e5257" officeooo:paragraph-rsid="001e5257"/>
    </style:style>
    <style:style style:name="P2" style:family="paragraph" style:parent-style-name="Standard">
      <style:paragraph-properties fo:text-align="start" style:justify-single-word="false"/>
      <style:text-properties officeooo:paragraph-rsid="001e5257"/>
    </style:style>
    <style:style style:name="P3" style:family="paragraph" style:parent-style-name="Standard">
      <style:paragraph-properties fo:text-align="start" style:justify-single-word="false"/>
      <style:text-properties style:font-name="DejaVu Sans" officeooo:rsid="001e5257" officeooo:paragraph-rsid="001e5257"/>
    </style:style>
    <style:style style:name="P4" style:family="paragraph" style:parent-style-name="Standard">
      <style:paragraph-properties fo:text-align="start" style:justify-single-word="false"/>
      <style:text-properties style:font-name="DejaVu Sans" officeooo:paragraph-rsid="001e5257"/>
    </style:style>
    <style:style style:name="P5" style:family="paragraph" style:parent-style-name="Standard">
      <style:paragraph-properties fo:text-align="start" style:justify-single-word="false"/>
      <style:text-properties officeooo:rsid="001e5257" officeooo:paragraph-rsid="001e5257"/>
    </style:style>
    <style:style style:name="T1" style:family="text">
      <style:text-properties style:font-name="DejaVu Sans" officeooo:rsid="001e5257"/>
    </style:style>
    <style:style style:name="T2" style:family="text">
      <style:text-properties fo:font-variant="normal" fo:text-transform="none" fo:color="#484848" loext:opacity="100%" style:font-name="DejaVu Sans" fo:font-size="11.25pt" fo:letter-spacing="normal" fo:font-style="normal" fo:font-weight="normal"/>
    </style:style>
    <style:style style:name="T3" style:family="text">
      <style:text-properties fo:font-variant="normal" fo:text-transform="none" fo:color="#484848" loext:opacity="100%" fo:font-size="11.25pt" fo:letter-spacing="normal" fo:font-style="normal" fo:font-weight="normal"/>
    </style:style>
    <style:style style:name="T4" style:family="text">
      <style:text-properties fo:font-variant="normal" fo:text-transform="none" fo:color="#484848" loext:opacity="100%" fo:font-size="11.25pt" fo:letter-spacing="normal" fo:font-style="normal" fo:font-weight="normal" officeooo:rsid="001e5257"/>
    </style:style>
    <style:style style:name="T5" style:family="text">
      <style:text-properties fo:font-variant="normal" fo:text-transform="none" fo:color="#000080" loext:opacity="100%" style:font-name="DejaVu Sans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scraping INP</text:p>
      <text:p text:style-name="P2"><text:span text:style-name="T1">1 - <text:s/>Entrar no site </text:span><text:a xlink:type="simple" xlink:href="http://revistas.inpi.gov.br/rpi/" text:style-name="Internet_20_link" text:visited-style-name="Visited_20_Internet_20_Link"><text:span text:style-name="T1">http://revistas.inpi.gov.br/rpi/</text:span></text:a><text:span text:style-name="T1"> e </text:span><text:span text:style-name="T2">na seção V marcas, na coluna XML </text:span></text:p>
      <text:p text:style-name="P3"><text:span text:style-name="T3">2 – Baixar xml </text:span></text:p>
      <text:p text:style-name="P4"><text:span text:style-name="T4">3 - </text:span><text:span text:style-name="T3">Cadastro de processos sem procurador no CSV: Inserir em um arquivo CSV com as colunas “número do processo”, “andamento”, “data do despacho” - em formato DDMMAAAA, “marca”, “classe”, “titular” e “e-mail”.</text:span></text:p>
      <text:p text:style-name="P5"><text:span text:style-name="T2">4 – Entrar no site </text:span><text:a xlink:type="simple" xlink:href="https://busca.inpi.gov.br/pePI/jsp/marcas/Pesquisa_num_processo.jsp" text:style-name="Internet_20_link" text:visited-style-name="Visited_20_Internet_20_Link"><text:span text:style-name="T5">https://busca.inpi.gov.br/pePI/jsp/marcas/Pesquisa_num_processo.jsp</text:span></text:a></text:p>
      <text:p text:style-name="P4"><text:span text:style-name="T4">5- </text:span><text:span text:style-name="T3"> Cadastro de emails no CSV: Inserir no arquivo CSV utilizado na etapa 2 o e-mail do titular extraído do PDF na etapa 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Helvetica Neue" svg:font-family="'Helvetica Neue', Helvetica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9:15:26.965016480</meta:creation-date>
    <dc:date>2024-10-15T19:30:08.640393868</dc:date>
    <meta:editing-duration>PT14M47S</meta:editing-duration>
    <meta:editing-cycles>1</meta:editing-cycles>
    <meta:document-statistic meta:table-count="0" meta:image-count="0" meta:object-count="0" meta:page-count="1" meta:paragraph-count="6" meta:word-count="81" meta:character-count="532" meta:non-whitespace-character-count="450"/>
    <meta:generator>LibreOffice/24.8.1.2$Linux_X86_64 LibreOffice_project/480$Build-2</meta:generator>
  </office:meta>
</office:document-meta>
</file>